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29cm" fo:min-width="0.654cm"/>
    </style:style>
    <style:style style:name="gr2" style:family="graphic" style:parent-style-name="standard">
      <style:graphic-properties draw:textarea-horizontal-align="justify" draw:textarea-vertical-align="middle" draw:auto-grow-height="false" fo:min-height="0.129cm" fo:min-width="0.653cm"/>
    </style:style>
    <style:style style:name="gr3" style:family="graphic" style:parent-style-name="standard">
      <style:graphic-properties draw:textarea-horizontal-align="justify" draw:textarea-vertical-align="middle" draw:auto-grow-height="false" fo:min-height="0.13cm" fo:min-width="0.65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9cm" fo:min-width="0.3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36cm" fo:min-width="0.242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0.636cm" fo:min-width="0.2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3cm" fo:min-width="0.6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5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4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28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76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29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1.412cm"/>
      <style:paragraph-properties style:writing-mode="lr-tb"/>
    </style:style>
    <style:style style:name="P1" style:family="paragraph">
      <style:paragraph-properties fo:text-align="center"/>
      <style:text-properties fo:font-size="12pt" fo:language="en" fo:country="GB"/>
    </style:style>
    <style:style style:name="P2" style:family="paragraph">
      <style:paragraph-properties fo:text-align="center" style:writing-mode="lr-tb"/>
      <style:text-properties fo:font-size="12pt" fo:language="en" fo:country="GB"/>
    </style:style>
    <style:style style:name="P3" style:family="paragraph">
      <loext:graphic-properties draw:fill="none"/>
      <style:paragraph-properties fo:text-align="center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T1" style:family="text">
      <style:text-properties fo:font-size="12pt" fo:language="en" fo:country="GB"/>
    </style:style>
    <style:style style:name="T2" style:family="text">
      <style:text-properties fo:font-size="12pt" fo:language="en" fo:country="GB" style:font-size-asian="18pt" style:font-size-complex="18pt"/>
    </style:style>
    <style:style style:name="T3" style:family="text">
      <style:text-properties style:text-position="-33% 58%" fo:font-size="12pt" fo:language="en" fo:country="GB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2pt" fo:language="en" fo:country="GB"/>
    </style:style>
    <style:style style:name="T7" style:family="text">
      <style:text-properties fo:font-size="12pt"/>
    </style:style>
    <style:style style:name="T8" style:family="text">
      <style:text-properties style:text-position="-33% 58%" fo:font-size="12pt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54cm" svg:height="0.379cm" svg:x="3.613cm" svg:y="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53cm" svg:height="0.379cm" svg:x="6.919cm" svg:y="1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154cm" svg:height="0.379cm" svg:x="3.613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153cm" svg:height="0.379cm" svg:x="6.988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153cm" svg:height="0.38cm" draw:transform="rotate (1.5707963267949) translate (5.725cm 3.4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.613cm" svg:y1="1.586cm" svg:x2="2.474cm" svg:y2="2.321cm" draw:start-shape="id1" draw:start-glue-point="3" draw:end-shape="id2" draw:end-glue-point="4" svg:d="M3613 1586h-1139v735" svg:viewBox="0 0 1140 736">
          <text:p/>
        </draw:connector>
        <draw:connector draw:style-name="gr4" draw:text-style-name="P1" draw:layer="layout" svg:x1="2.474cm" svg:y1="3.59cm" svg:x2="3.613cm" svg:y2="4.272cm" draw:start-shape="id2" draw:start-glue-point="8" draw:end-shape="id3" draw:end-glue-point="3" svg:d="M2474 3590v682h1139" svg:viewBox="0 0 1140 683">
          <text:p/>
        </draw:connector>
        <draw:connector draw:style-name="gr4" draw:text-style-name="P1" draw:layer="layout" svg:x1="9.047cm" svg:y1="6.288cm" svg:x2="5.908cm" svg:y2="6.591cm" draw:start-shape="id4" draw:start-glue-point="2" draw:end-shape="id5" draw:end-glue-point="6" svg:d="M9047 6288v804h-3139v-501" svg:viewBox="0 0 3140 805">
          <text:p/>
        </draw:connector>
        <draw:connector draw:style-name="gr4" draw:text-style-name="P1" draw:layer="layout" svg:x1="4.767cm" svg:y1="4.272cm" svg:x2="6.988cm" svg:y2="4.272cm" draw:start-shape="id3" draw:start-glue-point="1" draw:end-shape="id6" draw:end-glue-point="3" svg:d="M4767 4272h2221" svg:viewBox="0 0 2222 1">
          <text:p/>
        </draw:connector>
        <draw:connector draw:style-name="gr4" draw:text-style-name="P1" draw:layer="layout" svg:x1="5.915cm" svg:y1="3.474cm" svg:x2="6.988cm" svg:y2="4.272cm" draw:start-shape="id7" draw:start-glue-point="3" draw:end-shape="id6" draw:end-glue-point="3" svg:d="M5915 3474v798h1073" svg:viewBox="0 0 1074 799">
          <text:p/>
        </draw:connector>
        <draw:connector draw:style-name="gr4" draw:text-style-name="P1" draw:layer="layout" svg:x1="6.919cm" svg:y1="1.586cm" svg:x2="5.915cm" svg:y2="2.321cm" draw:start-shape="id8" draw:start-glue-point="3" draw:end-shape="id7" draw:end-glue-point="1" svg:d="M6919 1586h-1004v735" svg:viewBox="0 0 1005 736">
          <text:p/>
        </draw:connector>
        <draw:custom-shape draw:style-name="gr5" draw:text-style-name="P2" xml:id="id2" draw:id="id2" draw:layer="layout" svg:width="1.268cm" svg:height="1.269cm" svg:x="1.84cm" svg:y="2.32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269cm" svg:height="1.269cm" svg:x="8.413cm" svg:y="5.01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9.047cm" svg:y1="6.085cm" svg:x2="9.047cm" svg:y2="5.214cm">
            <text:p/>
          </draw:line>
        </draw:g>
        <draw:frame draw:style-name="gr8" draw:text-style-name="P4" draw:layer="layout" svg:width="1.128cm" svg:height="1.114cm" svg:x="1.02cm" svg:y="2.244cm">
          <draw:text-box>
            <text:p><text:span text:style-name="T2">V</text:span><text:span text:style-name="T3">a</text:span></text:p>
          </draw:text-box>
        </draw:frame>
        <draw:g xml:id="id9" draw:id="id9">
          <draw:custom-shape draw:style-name="gr9" draw:text-style-name="P1" draw:layer="layout" svg:width="1.482cm" svg:height="1.772cm" svg:x="8.297cm" svg:y="2.0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9.036cm" svg:y1="2.553cm" svg:x2="9.036cm" svg:y2="3.424cm">
            <text:p/>
          </draw:line>
        </draw:g>
        <draw:custom-shape draw:style-name="gr11" draw:text-style-name="P2" xml:id="id5" draw:id="id5" draw:layer="layout" svg:width="1.483cm" svg:height="1.772cm" svg:x="5.167cm" svg:y="4.81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3.168cm" svg:height="1.114cm" svg:x="5.748cm" svg:y="6.344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1"> </text:span></text:p>
          </draw:text-box>
        </draw:frame>
        <draw:connector draw:style-name="gr4" draw:text-style-name="P6" draw:layer="layout" svg:x1="4.767cm" svg:y1="4.272cm" svg:x2="5.908cm" svg:y2="4.819cm" draw:start-shape="id3" draw:start-glue-point="1" draw:end-shape="id5" draw:end-glue-point="4" svg:d="M4767 4272h1141v547" svg:viewBox="0 0 1142 548">
          <text:p/>
        </draw:connector>
        <draw:connector draw:style-name="gr4" draw:text-style-name="P6" draw:layer="layout" svg:x1="4.767cm" svg:y1="1.586cm" svg:x2="5.915cm" svg:y2="2.321cm" draw:start-shape="id1" draw:start-glue-point="1" draw:end-shape="id7" draw:end-glue-point="1" svg:d="M4767 1586h1148v735" svg:viewBox="0 0 1149 736">
          <text:p/>
        </draw:connector>
        <draw:connector draw:style-name="gr4" draw:text-style-name="P6" draw:layer="layout" svg:x1="8.141cm" svg:y1="4.272cm" svg:x2="9.047cm" svg:y2="5.019cm" draw:start-shape="id6" draw:start-glue-point="1" draw:end-shape="id4" draw:end-glue-point="0" svg:d="M8141 4272h906v747" svg:viewBox="0 0 907 748">
          <text:p/>
        </draw:connector>
        <draw:connector draw:style-name="gr4" draw:text-style-name="P6" draw:layer="layout" svg:x1="8.072cm" svg:y1="1.586cm" svg:x2="9.038cm" svg:y2="2.038cm" draw:start-shape="id8" draw:start-glue-point="1" draw:end-shape="id9" draw:end-glue-point="0" svg:d="M8072 1586h966v452" svg:viewBox="0 0 967 453">
          <text:p/>
        </draw:connector>
        <draw:connector draw:style-name="gr4" draw:text-style-name="P6" draw:layer="layout" svg:x1="9.038cm" svg:y1="3.81cm" svg:x2="9.047cm" svg:y2="5.019cm" draw:start-shape="id9" draw:start-glue-point="2" draw:end-shape="id4" draw:end-glue-point="0" svg:d="M9038 3810v604h9v605" svg:viewBox="0 0 10 1210">
          <text:p/>
        </draw:connector>
        <draw:custom-shape draw:style-name="gr13" draw:text-style-name="P1" xml:id="id10" draw:id="id10" draw:layer="layout" svg:width="1.154cm" svg:height="0.38cm" svg:x="3.612cm" svg:y="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154cm" svg:height="0.38cm" draw:transform="rotate (1.5707963267949) translate (2.281cm 6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766cm" svg:y1="7.096cm" svg:x2="5.908cm" svg:y2="6.591cm" draw:start-shape="id10" draw:start-glue-point="1" draw:end-shape="id5" draw:end-glue-point="6" svg:d="M4766 7096h1142v-505" svg:viewBox="0 0 1143 506">
          <text:p/>
        </draw:connector>
        <draw:connector draw:style-name="gr4" draw:text-style-name="P6" draw:layer="layout" svg:x1="2.471cm" svg:y1="5.075cm" svg:x2="3.613cm" svg:y2="4.272cm" draw:start-shape="id11" draw:start-glue-point="1" draw:end-shape="id3" draw:end-glue-point="3" svg:d="M2471 5075v-803h1142" svg:viewBox="0 0 1143 804">
          <text:p/>
        </draw:connector>
        <draw:connector draw:style-name="gr4" draw:text-style-name="P6" draw:layer="layout" svg:x1="2.471cm" svg:y1="6.229cm" svg:x2="3.612cm" svg:y2="7.096cm" draw:start-shape="id11" draw:start-glue-point="3" draw:end-shape="id10" draw:end-glue-point="3" svg:d="M2471 6229v867h1141" svg:viewBox="0 0 1142 868">
          <text:p/>
        </draw:connector>
        <draw:frame draw:style-name="gr14" draw:text-style-name="P5" draw:layer="layout" svg:width="1.488cm" svg:height="1.114cm" svg:x="9.712cm" svg:y="5.877cm">
          <draw:text-box>
            <text:p><text:span text:style-name="T1">I</text:span><text:span text:style-name="T6">d</text:span></text:p>
          </draw:text-box>
        </draw:frame>
        <draw:frame draw:style-name="gr15" draw:text-style-name="P7" draw:layer="layout" svg:width="1.162cm" svg:height="1.114cm" svg:x="3.85cm" svg:y="7.286cm">
          <draw:text-box>
            <text:p><text:span text:style-name="T7">R</text:span><text:span text:style-name="T8">7</text:span></text:p>
          </draw:text-box>
        </draw:frame>
        <draw:frame draw:style-name="gr15" draw:text-style-name="P7" draw:layer="layout" svg:width="1.162cm" svg:height="1.114cm" svg:x="7.204cm" svg:y="4.462cm">
          <draw:text-box>
            <text:p><text:span text:style-name="T7">R</text:span><text:span text:style-name="T8">5</text:span></text:p>
          </draw:text-box>
        </draw:frame>
        <draw:frame draw:style-name="gr16" draw:text-style-name="P7" draw:layer="layout" svg:width="1.031cm" svg:height="1.096cm" svg:x="3.818cm" svg:y="4.462cm">
          <draw:text-box>
            <text:p><text:span text:style-name="T7">R</text:span><text:span text:style-name="T8">4</text:span></text:p>
          </draw:text-box>
        </draw:frame>
        <draw:frame draw:style-name="gr15" draw:text-style-name="P7" draw:layer="layout" svg:width="1.162cm" svg:height="1.114cm" svg:x="5.987cm" svg:y="2.558cm">
          <draw:text-box>
            <text:p><text:span text:style-name="T7">R</text:span><text:span text:style-name="T8">3</text:span></text:p>
          </draw:text-box>
        </draw:frame>
        <draw:frame draw:style-name="gr15" draw:text-style-name="P7" draw:layer="layout" svg:width="1.162cm" svg:height="1.114cm" svg:x="7.139cm" svg:y="1.776cm">
          <draw:text-box>
            <text:p><text:span text:style-name="T7">R</text:span><text:span text:style-name="T8">2</text:span></text:p>
          </draw:text-box>
        </draw:frame>
        <draw:frame draw:style-name="gr15" draw:text-style-name="P7" draw:layer="layout" svg:width="1.162cm" svg:height="1.114cm" svg:x="0.786cm" svg:y="5.158cm">
          <draw:text-box>
            <text:p><text:span text:style-name="T7">R</text:span><text:span text:style-name="T8">6</text:span></text:p>
          </draw:text-box>
        </draw:frame>
        <draw:custom-shape draw:style-name="gr17" draw:text-style-name="P6" draw:layer="layout" svg:width="0.162cm" svg:height="0.178cm" svg:x="5.822cm" svg:y="4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8cm" svg:x="8.922cm" svg:y="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7cm" svg:x="5.823cm" svg:y="7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161cm" svg:height="0.178cm" svg:x="5.823cm" svg:y="1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128cm" svg:height="2.536cm" svg:x="4.949cm" svg:y="2.058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19" draw:text-style-name="P8" draw:layer="layout" svg:x1="2.915cm" svg:y1="5.075cm" svg:x2="2.915cm" svg:y2="6.375cm">
          <text:p/>
        </draw:line>
        <draw:frame draw:style-name="gr20" draw:text-style-name="P9" draw:layer="layout" svg:width="0.842cm" svg:height="1.825cm" svg:x="2.807cm" svg:y="5.247cm">
          <draw:text-box>
            <text:p><text:span text:style-name="T4">I</text:span><text:span text:style-name="T5">c</text:span></text:p>
          </draw:text-box>
        </draw:frame>
        <draw:circle draw:style-name="gr4" draw:text-style-name="P10" draw:layer="layout" svg:width="0.8cm" svg:height="0.8cm" svg:x="3.749cm" svg:y="2.558cm" draw:kind="arc" draw:start-angle="314.77" draw:end-angle="225.8">
          <text:p/>
        </draw:circle>
        <draw:frame draw:style-name="gr21" draw:text-style-name="P7" draw:layer="layout" svg:width="0.942cm" svg:height="0.826cm" svg:x="3.807cm" svg:y="1.658cm">
          <draw:text-box>
            <text:p><text:span text:style-name="T7">R</text:span><text:span text:style-name="T8">1</text:span></text:p>
          </draw:text-box>
        </draw:frame>
        <draw:circle draw:style-name="gr4" draw:text-style-name="P10" draw:layer="layout" svg:width="0.8cm" svg:height="0.8cm" svg:x="7.149cm" svg:y="2.658cm" draw:kind="arc" draw:start-angle="314.77" draw:end-angle="225.8">
          <text:p/>
        </draw:circle>
        <draw:circle draw:style-name="gr4" draw:text-style-name="P10" draw:layer="layout" svg:width="0.8cm" svg:height="0.8cm" svg:x="7.149cm" svg:y="5.571cm" draw:kind="arc" draw:start-angle="314.77" draw:end-angle="225.8">
          <text:p/>
        </draw:circle>
        <draw:circle draw:style-name="gr4" draw:text-style-name="P10" draw:layer="layout" svg:width="0.8cm" svg:height="0.8cm" svg:x="3.78cm" svg:y="5.436cm" draw:kind="arc" draw:start-angle="314.77" draw:end-angle="225.8">
          <text:p/>
        </draw:circle>
        <draw:frame draw:style-name="gr22" draw:text-style-name="P12" draw:layer="layout" svg:width="0.786cm" svg:height="0.826cm" svg:x="3.149cm" svg:y="2.158cm">
          <draw:text-box>
            <text:p text:style-name="P11"><text:span text:style-name="T7">I</text:span><text:span text:style-name="T8">A</text:span></text:p>
          </draw:text-box>
        </draw:frame>
        <draw:frame draw:style-name="gr23" draw:text-style-name="P13" draw:layer="layout" svg:width="0.855cm" svg:height="0.826cm" svg:x="6.593cm" svg:y="2.132cm">
          <draw:text-box>
            <text:p text:style-name="P11"><text:span text:style-name="T7">I</text:span><text:span text:style-name="T8">B</text:span></text:p>
          </draw:text-box>
        </draw:frame>
        <draw:frame draw:style-name="gr24" draw:text-style-name="P12" draw:layer="layout" svg:width="0.799cm" svg:height="0.826cm" svg:x="3.349cm" svg:y="4.932cm">
          <draw:text-box>
            <text:p text:style-name="P11"><text:span text:style-name="T7">I</text:span><text:span text:style-name="T8">C</text:span></text:p>
          </draw:text-box>
        </draw:frame>
        <draw:frame draw:style-name="gr24" draw:text-style-name="P12" draw:layer="layout" svg:width="0.799cm" svg:height="0.826cm" svg:x="6.749cm" svg:y="4.932cm">
          <draw:text-box>
            <text:p text:style-name="P11"><text:span text:style-name="T7">I</text:span><text:span text:style-name="T8">D</text:span></text:p>
          </draw:text-box>
        </draw:frame>
        <draw:line draw:style-name="gr19" draw:text-style-name="P14" draw:layer="layout" svg:x1="4.448cm" svg:y1="3.258cm" svg:x2="4.148cm" svg:y2="3.558cm">
          <text:p/>
        </draw:line>
        <draw:line draw:style-name="gr19" draw:text-style-name="P14" draw:layer="layout" svg:x1="7.248cm" svg:y1="3.358cm" svg:x2="7.548cm" svg:y2="3.658cm">
          <text:p/>
        </draw:line>
        <draw:line draw:style-name="gr19" draw:text-style-name="P14" draw:layer="layout" svg:x1="3.948cm" svg:y1="6.158cm" svg:x2="4.148cm" svg:y2="6.358cm">
          <text:p/>
        </draw:line>
        <draw:line draw:style-name="gr19" draw:text-style-name="P14" draw:layer="layout" svg:x1="7.248cm" svg:y1="6.258cm" svg:x2="7.548cm" svg:y2="6.458cm">
          <text:p/>
        </draw:line>
        <draw:frame draw:style-name="gr18" draw:text-style-name="P7" draw:layer="controls" svg:width="1.128cm" svg:height="2.536cm" svg:x="1.62cm" svg:y="4.858cm">
          <draw:text-box>
            <text:p><text:span text:style-name="T7">+</text:span></text:p>
            <text:p><text:span text:style-name="T8"/></text:p>
            <text:p><text:span text:style-name="T7">-</text:span></text:p>
          </draw:text-box>
        </draw:frame>
        <draw:frame draw:style-name="gr18" draw:text-style-name="P7" draw:layer="controls" svg:width="1.128cm" svg:height="2.536cm" svg:x="4.949cm" svg:y="2.058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frame draw:style-name="gr25" draw:text-style-name="P15" draw:layer="controls" svg:width="2.1cm" svg:height="0.725cm" svg:x="3.248cm" svg:y="6.358cm">
          <draw:text-box>
            <text:p><text:span text:style-name="T9">+ <text:s text:c="5"/>-</text:span></text:p>
          </draw:text-box>
        </draw:frame>
        <draw:frame draw:style-name="gr25" draw:text-style-name="P15" draw:layer="controls" svg:width="2.1cm" svg:height="0.725cm" svg:x="6.648cm" svg:y="3.558cm">
          <draw:text-box>
            <text:p><text:span text:style-name="T9">+ <text:s text:c="5"/>-</text:span></text:p>
          </draw:text-box>
        </draw:frame>
        <draw:frame draw:style-name="gr25" draw:text-style-name="P15" draw:layer="controls" svg:width="2.1cm" svg:height="0.725cm" svg:x="3.348cm" svg:y="0.858cm">
          <draw:text-box>
            <text:p><text:span text:style-name="T9">+ <text:s text:c="5"/>-</text:span></text:p>
          </draw:text-box>
        </draw:frame>
        <draw:frame draw:style-name="gr25" draw:text-style-name="P15" draw:layer="controls" svg:width="2.1cm" svg:height="0.725cm" svg:x="6.648cm" svg:y="0.858cm">
          <draw:text-box>
            <text:p><text:span text:style-name="T9">- <text:s text:c="5"/>+</text:span></text:p>
          </draw:text-box>
        </draw:frame>
        <draw:frame draw:style-name="gr25" draw:text-style-name="P15" draw:layer="controls" svg:width="2.1cm" svg:height="0.725cm" svg:x="3.248cm" svg:y="3.558cm">
          <draw:text-box>
            <text:p><text:span text:style-name="T9">- <text:s text:c="5"/>+</text:span></text:p>
          </draw:text-box>
        </draw:frame>
        <draw:g>
          <draw:line draw:style-name="gr26" draw:text-style-name="P14" draw:layer="layout" svg:x1="2.076cm" svg:y1="4.957cm" svg:x2="2.045cm" svg:y2="3.657cm">
            <text:p/>
          </draw:line>
          <draw:line draw:style-name="gr26" draw:text-style-name="P14" draw:layer="layout" svg:x1="2.08cm" svg:y1="4.958cm" svg:x2="2.049cm" svg:y2="3.658cm">
            <text:p/>
          </draw:line>
          <draw:line draw:style-name="gr26" draw:text-style-name="P14" draw:layer="layout" svg:x1="1.89cm" svg:y1="4.016cm" svg:x2="1.902cm" svg:y2="4.662cm">
            <text:p/>
          </draw:line>
          <draw:line draw:style-name="gr26" draw:text-style-name="P14" draw:layer="layout" svg:x1="1.748cm" svg:y1="4.194cm" svg:x2="1.754cm" svg:y2="4.504cm">
            <text:p/>
          </draw:line>
          <draw:line draw:style-name="gr26" draw:text-style-name="P14" draw:layer="layout" svg:x1="2.074cm" svg:y1="4.324cm" svg:x2="2.448cm" svg:y2="4.32cm">
            <text:p/>
          </draw:line>
        </draw:g>
        <draw:custom-shape draw:style-name="gr17" draw:text-style-name="P6" draw:layer="layout" svg:width="0.161cm" svg:height="0.178cm" svg:x="2.38cm" svg:y="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5" draw:layer="layout" svg:width="1.912cm" svg:height="1.262cm" svg:x="0.5cm" svg:y="3.5cm">
          <draw:text-box>
            <text:p><text:span text:style-name="T9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3T16:22:56.206653785</dc:date>
    <meta:editing-duration>PT34M33S</meta:editing-duration>
    <meta:editing-cycles>14</meta:editing-cycles>
    <meta:generator>LibreOffice/6.4.6.2$Linux_X86_64 LibreOffice_project/40$Build-2</meta:generator>
    <meta:document-statistic meta:object-count="73"/>
  </office:meta>
</office:document-meta>
</file>